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draw:shadow="hidden" draw:shadow-offset-x="0.141cm" draw:shadow-offset-y="0.141cm" draw:shadow-opacity="25%"/>
    </style:style>
    <style:style style:name="pr2" style:family="presentation" style:parent-style-name="Inspiration-subtitle">
      <style:graphic-properties draw:stroke="dash" draw:stroke-dash="Ultrafine_20_Dotted_20__28_var_29_" svg:stroke-width="0.018cm" svg:stroke-color="#999999" draw:marker-start-width="0.226cm" draw:marker-end-width="0.226cm" draw:fill-color="#ffffff" draw:auto-grow-height="true" fo:min-height="13.252cm" fo:padding-top="0.008cm" fo:padding-bottom="0.008cm" fo:padding-left="0.008cm" fo:padding-right="0.008cm" draw:shadow="hidden" draw:shadow-offset-x="0.141cm" draw:shadow-offset-y="0cm" draw:shadow-opacity="67%"/>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3.506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stroke="dash" draw:stroke-dash="Ultrafine_20_Dotted_20__28_var_29_" svg:stroke-width="0.018cm" svg:stroke-color="#999999" draw:marker-start-width="0.227cm" draw:marker-end-width="0.227cm" draw:fill-color="#ffffff" fo:min-height="12.996cm" fo:padding-top="0.009cm" fo:padding-bottom="0.009cm" fo:padding-left="0.009cm" fo:padding-right="0.009cm"/>
    </style:style>
    <style:style style:name="pr8" style:family="presentation" style:parent-style-name="Inspiration-subtitle">
      <style:graphic-properties draw:fill-color="#ffffff" draw:auto-grow-height="true" fo:min-height="15.24cm"/>
    </style:style>
    <style:style style:name="pr9" style:family="presentation" style:parent-style-name="Inspiration-subtitle">
      <style:graphic-properties draw:fill-color="#ffffff" fo:min-height="14.478cm"/>
    </style:style>
    <style:style style:name="pr10" style:family="presentation" style:parent-style-name="Inspiration-subtitle">
      <style:graphic-properties draw:fill-color="#ffffff" fo:min-height="14.732cm"/>
    </style:style>
    <style:style style:name="pr11" style:family="presentation" style:parent-style-name="Inspiration-subtitle">
      <style:graphic-properties draw:fill-color="#ffffff" draw:auto-grow-height="true" fo:min-height="14.478cm"/>
    </style:style>
    <style:style style:name="pr12" style:family="presentation" style:parent-style-name="Inspiration-title">
      <style:graphic-properties draw:auto-grow-height="true" fo:min-height="2.973cm"/>
    </style:style>
    <style:style style:name="pr13" style:family="presentation" style:parent-style-name="Inspiration-outline1">
      <style:graphic-properties fo:min-height="5.559cm"/>
    </style:style>
    <style:style style:name="pr14" style:family="presentation" style:parent-style-name="Inspiration-outline1" style:list-style-name="L3">
      <style:graphic-properties fo:min-height="5.559cm"/>
    </style:style>
    <style:style style:name="pr15" style:family="presentation" style:parent-style-name="Inspiration-title">
      <style:graphic-properties fo:min-height="2cm"/>
    </style:style>
    <style:style style:name="pr16" style:family="presentation" style:parent-style-name="Inspiration-subtitle">
      <style:graphic-properties draw:fill-color="#ffffff" fo:min-height="15.16cm"/>
    </style:style>
    <style:style style:name="pr17" style:family="presentation" style:parent-style-name="Inspiration-notes">
      <style:graphic-properties draw:fill-color="#ffffff" fo:min-height="13.17cm"/>
    </style:style>
    <style:style style:name="pr18" style:family="presentation" style:parent-style-name="Inspiration-title">
      <style:graphic-properties draw:auto-grow-height="true" fo:min-height="2.677cm"/>
    </style:style>
    <style:style style:name="pr19" style:family="presentation" style:parent-style-name="Inspiration-subtitle">
      <style:graphic-properties draw:fill-color="#ffffff" fo:min-height="15.002cm"/>
    </style:style>
    <style:style style:name="pr20" style:family="presentation" style:parent-style-name="Inspiration-subtitle">
      <style:graphic-properties draw:fill-color="#ffffff" fo:min-height="14.67cm"/>
    </style:style>
    <style:style style:name="pr21" style:family="presentation" style:parent-style-name="Inspiration-subtitle">
      <style:graphic-properties draw:fill-color="#ffffff" fo:min-height="14.508cm"/>
    </style:style>
    <style:style style:name="pr22" style:family="presentation" style:parent-style-name="Inspiration-subtitle">
      <style:graphic-properties draw:fill-color="#ffffff" fo:min-height="11.684cm"/>
    </style:style>
    <style:style style:name="pr23" style:family="presentation" style:parent-style-name="Inspiration-title">
      <style:graphic-properties draw:auto-grow-height="true" fo:min-height="2.643cm"/>
    </style:style>
    <style:style style:name="P1" style:family="paragraph">
      <style:text-properties fo:font-size="32pt" style:font-size-asian="32pt" style:font-size-complex="32pt"/>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text-properties fo:font-size="36pt" style:font-size-asian="36pt" style:font-size-complex="36pt"/>
    </style:style>
    <style:style style:name="P4" style:family="paragraph">
      <loext:graphic-properties draw:fill-color="#ffffff"/>
    </style:style>
    <style:style style:name="P5" style:family="paragraph">
      <loext:graphic-properties draw:fill-color="#ffffff"/>
      <style:text-properties fo:font-size="34pt" style:font-size-asian="34pt" style:font-size-complex="34pt"/>
    </style:style>
    <style:style style:name="P6" style:family="paragraph">
      <style:paragraph-properties fo:text-align="start"/>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paragraph-properties fo:text-align="start"/>
    </style:style>
    <style:style style:name="P9" style:family="paragraph">
      <loext:graphic-properties draw:fill-color="#ffffff"/>
      <style:paragraph-properties fo:text-align="start"/>
      <style:text-properties fo:font-size="29pt" style:font-size-asian="29pt" style:font-size-complex="29pt"/>
    </style:style>
    <style:style style:name="P10" style:family="paragraph">
      <loext:graphic-properties draw:fill-color="#ffffff"/>
      <style:paragraph-properties fo:text-align="start"/>
      <style:text-properties fo:font-size="28pt" style:font-size-asian="28pt" style:font-size-complex="28pt"/>
    </style:style>
    <style:style style:name="P11" style:family="paragraph">
      <style:paragraph-properties fo:margin-left="0cm" fo:margin-right="0cm" fo:margin-top="0.508cm" fo:margin-bottom="0.508cm" fo:text-align="start" fo:text-indent="0cm"/>
    </style:style>
    <style:style style:name="P12" style:family="paragraph">
      <style:paragraph-properties fo:margin-top="0.508cm" fo:margin-bottom="0.508cm" fo:text-align="start"/>
    </style:style>
    <style:style style:name="P13" style:family="paragraph">
      <style:text-properties fo:color="#000000"/>
    </style:style>
    <style:style style:name="P14" style:family="paragraph">
      <style:text-properties fo:font-size="32pt" fo:letter-spacing="-0.018cm" style:font-size-asian="32pt" style:font-size-complex="32pt"/>
    </style:style>
    <style:style style:name="P15" style:family="paragraph">
      <loext:graphic-properties draw:fill-color="#ffffff"/>
      <style:paragraph-properties fo:text-align="start"/>
      <style:text-properties fo:font-size="31pt" style:font-size-asian="31pt" style:font-size-complex="31pt"/>
    </style:style>
    <style:style style:name="P16" style:family="paragraph">
      <style:text-properties fo:font-size="33.5pt" style:font-size-asian="33.5pt" style:font-size-complex="33.5pt"/>
    </style:style>
    <style:style style:name="P17" style:family="paragraph">
      <loext:graphic-properties draw:fill-color="#ffffff"/>
      <style:paragraph-properties fo:text-align="start"/>
      <style:text-properties fo:font-size="30pt" style:font-size-asian="30pt" style:font-size-complex="30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34pt" style:font-size-asian="34pt" style:font-size-complex="34pt"/>
    </style:style>
    <style:style style:name="T5" style:family="text">
      <style:text-properties fo:font-size="26pt" style:font-size-asian="26pt" style:font-size-complex="26pt"/>
    </style:style>
    <style:style style:name="T6" style:family="text">
      <style:text-properties style:font-name="Liberation Sans3" style:font-name-asian="Liberation Sans3" style:font-name-complex="Liberation Sans3"/>
    </style:style>
    <style:style style:name="T7" style:family="text">
      <style:text-properties fo:font-size="29pt" style:font-size-asian="29pt" style:font-size-complex="29pt"/>
    </style:style>
    <style:style style:name="T8" style:family="text">
      <style:text-properties style:font-name="Liberation Sans3" fo:font-size="29pt" style:font-name-asian="Liberation Sans3" style:font-size-asian="29pt" style:font-name-complex="Liberation Sans3" style:font-size-complex="29pt"/>
    </style:style>
    <style:style style:name="T9" style:family="text">
      <style:text-properties fo:font-size="28pt" style:font-size-asian="28pt" style:font-size-complex="28pt"/>
    </style:style>
    <style:style style:name="T10" style:family="text">
      <style:text-properties style:font-name="Liberation Sans3" fo:font-size="28pt" style:font-name-asian="Liberation Sans3" style:font-size-asian="28pt" style:font-name-complex="Liberation Sans3" style:font-size-complex="28pt"/>
    </style:style>
    <style:style style:name="T11"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2" style:family="text">
      <style:text-properties fo:color="#000000" fo:font-style="italic" style:font-style-asian="italic" style:font-style-complex="italic"/>
    </style:style>
    <style:style style:name="T13" style:family="text">
      <style:text-properties fo:color="#000000"/>
    </style:style>
    <style:style style:name="T14" style:family="text">
      <style:text-properties fo:color="#000000" style:font-name="Liberation Sans3" style:font-name-asian="Liberation Sans3" style:font-name-complex="Liberation Sans3"/>
    </style:style>
    <style:style style:name="T15" style:family="text">
      <style:text-properties fo:color="#000000" fo:font-style="normal" style:font-style-asian="normal" style:font-style-complex="normal"/>
    </style:style>
    <style:style style:name="T16" style:family="text">
      <style:text-properties fo:font-size="32pt" fo:letter-spacing="-0.018cm" style:font-size-asian="32pt" style:font-size-complex="32pt"/>
    </style:style>
    <style:style style:name="T17" style:family="text">
      <style:text-properties fo:font-size="31pt" style:font-size-asian="31pt" style:font-size-complex="31pt"/>
    </style:style>
    <style:style style:name="T18" style:family="text">
      <style:text-properties fo:font-size="31pt" fo:font-style="italic" style:font-size-asian="31pt" style:font-style-asian="italic" style:font-size-complex="31pt" style:font-style-complex="italic"/>
    </style:style>
    <style:style style:name="T19" style:family="text">
      <style:text-properties fo:font-size="28pt" fo:font-style="italic" style:font-size-asian="28pt" style:font-style-asian="italic" style:font-size-complex="28pt" style:font-style-complex="italic"/>
    </style:style>
    <style:style style:name="T20" style:family="text">
      <style:text-properties fo:font-style="italic" style:font-style-asian="italic" style:font-style-complex="italic"/>
    </style:style>
    <style:style style:name="T21" style:family="text">
      <style:text-properties fo:font-size="33.5pt" style:font-size-asian="33.5pt" style:font-size-complex="33.5pt"/>
    </style:style>
    <style:style style:name="T22" style:family="text">
      <style:text-properties fo:color="#000000" fo:font-size="33.5pt" style:font-size-asian="33.5pt" style:font-size-complex="33.5pt"/>
    </style:style>
    <style:style style:name="T23"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Προσέλευση, αποχώρηση, έλεγχος πρόσβασης</text:span></text:p>
          </draw:text-box>
        </draw:frame>
        <draw:frame presentation:style-name="pr2" draw:text-style-name="P3" draw:layer="layout" svg:width="25.199cm" svg:height="13.268cm" svg:x="1.4cm" svg:y="5.431cm">
          <draw:text-box>
            <text:p text:style-name="P2"><text:span text:style-name="T2">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108cm" svg:height="8.993cm" svg:x="4.24cm" svg:y="2.351cm" draw:page-number="1" presentation:class="page"/>
          <draw:frame presentation:style-name="pr3" draw:text-style-name="P4"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4.898cm" svg:x="1.4cm" svg:y="4.914cm" presentation:class="outline" presentation:user-transformed="true">
          <draw:text-box>
            <text:list text:style-name="L2">
              <text:list-item>
                <text:p>Καρταναγνώστες εισόδου/εξόδου</text:p>
                <text:p><text:span text:style-name="T3">Πρόκειται για συσκευές μεγέθους σπιρτόκουτου που βρίσκονται συνήθως </text:span><text:span text:style-name="T3">στις εισόδους/εξόδους κτιρίων και φέρουν επιγραφή ΕΙΣΟΔΟΥ ή ΕΞΟΔΟΥ. </text:span><text:span text:style-name="T3">Οι εργαζόμενοι περνούν την κάρτα τους μπροστά από τους καρταναγνώστες </text:span><text:span text:style-name="T3">εισόδου κατά την προσέλευσή τους στην εργασία, ενώ κατά την αποχώρησή </text:span><text:span text:style-name="T3">τους από την εργασία περνούν την κάρτα τους μπροστά από τους </text:span><text:span text:style-name="T3">καρταναγνώστες εξόδου.</text:span></text:p>
              </text:list-item>
              <text:list-item>
                <text:p>Καρταναγνώστες ελεγχόμενης πρόσβασης</text:p>
                <text:p><text:span text:style-name="T3">Οι καρταναγνώστες ελεγχόμενης πρόσβασης βρίσκονται κοντά σε πόρτες </text:span><text:span text:style-name="T3">που κλειδώνουν με ηλεκτρονικό τρόπο και ξεκλειδώνουν με το πέρασμα </text:span><text:span text:style-name="T3">κάρτας που διαθέτει την κατάλληλη πρόσβαση. Οι καρταναγνώστες </text:span><text:span text:style-name="T3">ελεγχόμενης πρόσβασης είναι συνήθως λευκού χρώματος, σε αντίθεση με </text:span><text:span text:style-name="T3">τους καρταναγνώστες εισόδου/εξόδου που συνήθως είναι μαύροι.</text:span></text:p>
              </text:list-item>
              <text:list-item>
                <text:p>Κάρτες</text:p>
                <text:p><text:span text:style-name="T3">Κάθε εργαζόμενος φέρει κάρτα την οποία του παρέχει η Διεύθυνση </text:span><text:span text:style-name="T3">Προσωπικού κατά την πρόσληψη ή το διορισμό του στο Δήμο </text:span><text:span text:style-name="T3">Θεσσαλονίκης. Η κάρτα έχει μέγεθος παρόμοιο με αυτό μιας χρεωστικής </text:span><text:span text:style-name="T3">κάρτας τραπέζης, είναι λευκού χρώματος και αναγράφει σε εμφανές σημείο </text:span><text:span text:style-name="T3">έναν αριθμό που είναι μοναδικός. Η κάρτα είναι αυστηρά προσωπική και </text:span><text:span text:style-name="T3">πρέπει να επιστρέφεται κατά τη διακοπή της σχέσης εργασίας του </text:span><text:span text:style-name="T3">υπαλλήλου με το Δήμο Θεσσαλονίνκης. </text:span></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4"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6" draw:layer="layout" svg:width="20cm" svg:height="2cm" svg:x="1.4cm" svg:y="1.6cm" presentation:class="title">
          <draw:text-box>
            <text:p>Διάρθρωση του συστήματος</text:p>
          </draw:text-box>
        </draw:frame>
        <draw:frame presentation:style-name="pr7" draw:text-style-name="P5" draw:layer="layout" svg:width="25.199cm" svg:height="13.014cm" svg:x="1.4cm" svg:y="5.685cm" presentation:class="subtitle" presentation:user-transformed="true">
          <draw:text-box>
            <text:p><text:span text:style-name="T4">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span></text:p>
          </draw:text-box>
        </draw:frame>
        <presentation:notes draw:style-name="dp2">
          <draw:page-thumbnail draw:style-name="gr1" draw:layer="layout" svg:width="13.108cm" svg:height="8.993cm" svg:x="4.24cm" svg:y="2.351cm" draw:page-number="3" presentation:class="page"/>
          <draw:frame presentation:style-name="pr3" draw:text-style-name="P4"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8" draw:text-style-name="P7" draw:layer="layout" svg:width="25.199cm" svg:height="15.24cm" svg:x="1.4cm" svg:y="4.318cm" presentation:class="subtitle" presentation:user-transformed="true">
          <draw:text-box>
            <text:p text:style-name="P6"><text:span text:style-name="T5">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6"><text:span text:style-name="T5"/></text:p>
            <text:p text:style-name="P6"><text:span text:style-name="T5">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6" draw:layer="layout" svg:width="20cm" svg:height="2cm" svg:x="1.4cm" svg:y="1.6cm" presentation:class="title">
          <draw:text-box>
            <text:p>Διασυνδέσεις</text:p>
          </draw:text-box>
        </draw:frame>
        <presentation:notes draw:style-name="dp2">
          <draw:page-thumbnail draw:style-name="gr1" draw:layer="layout" svg:width="13.108cm" svg:height="8.993cm" svg:x="4.24cm" svg:y="2.351cm" draw:page-number="4" presentation:class="page"/>
          <draw:frame presentation:style-name="pr3" draw:text-style-name="P4"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9" draw:text-style-name="P8" draw:layer="layout" svg:width="25.199cm" svg:height="14.478cm" svg:x="1.4cm" svg:y="5.08cm" presentation:class="subtitle" presentation:user-transformed="true">
          <draw:text-box>
            <text:p text:style-name="P6">Στον κεντρικό server που ελέγχει τη λειτουργία του όλου συστήματος υπάρχει εγκατεστημένο το λογισμικό WIN<text:span text:style-name="T6">−</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6" draw:layer="layout" svg:width="20cm" svg:height="2cm" svg:x="1.4cm" svg:y="1.6cm" presentation:class="title">
          <draw:text-box>
            <text:p>WIN-PAK</text:p>
          </draw:text-box>
        </draw:frame>
        <presentation:notes draw:style-name="dp2">
          <draw:page-thumbnail draw:style-name="gr1" draw:layer="layout" svg:width="13.108cm" svg:height="8.993cm" svg:x="4.24cm" svg:y="2.351cm" draw:page-number="5" presentation:class="page"/>
          <draw:frame presentation:style-name="pr3" draw:text-style-name="P4"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0" draw:text-style-name="P9" draw:layer="layout" svg:width="25.199cm" svg:height="14.732cm" svg:x="1.4cm" svg:y="5.08cm" presentation:class="subtitle" presentation:user-transformed="true">
          <draw:text-box>
            <text:p text:style-name="P6"><text:span text:style-name="T7">Το λογισμικό WIN</text:span><text:span text:style-name="T8">−</text:span><text:span text:style-name="T7">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span></text:p>
            <text:p text:style-name="P6"><text:span text:style-name="T7"/></text:p>
            <text:p text:style-name="P6"><text:span text:style-name="T7">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span></text:p>
          </draw:text-box>
        </draw:frame>
        <draw:frame presentation:style-name="pr6" draw:layer="layout" svg:width="20cm" svg:height="2cm" svg:x="1.4cm" svg:y="1.6cm" presentation:class="title">
          <draw:text-box>
            <text:p>Βάση δεδομένων</text:p>
          </draw:text-box>
        </draw:frame>
        <presentation:notes draw:style-name="dp2">
          <draw:page-thumbnail draw:style-name="gr1" draw:layer="layout" svg:width="13.108cm" svg:height="8.993cm" svg:x="4.24cm" svg:y="2.351cm" draw:page-number="6" presentation:class="page"/>
          <draw:frame presentation:style-name="pr3" draw:text-style-name="P4" draw:layer="layout" svg:width="17.478cm" svg:height="13.17cm" svg:x="2.056cm" svg:y="12.229cm" presentation:class="notes" presentation:placeholder="true">
            <draw:text-box/>
          </draw:frame>
        </presentation:notes>
      </draw:page>
      <draw:page draw:name="page7" draw:style-name="dp1" draw:master-page-name="Inspiration">
        <office:forms form:automatic-focus="false" form:apply-design-mode="false"/>
        <draw:frame presentation:style-name="pr11" draw:text-style-name="P10" draw:layer="layout" svg:width="25.199cm" svg:height="14.478cm" svg:x="1.217cm" svg:y="5.08cm" presentation:class="subtitle" presentation:user-transformed="true">
          <draw:text-box>
            <text:p text:style-name="P6"><text:span text:style-name="T9">Από τα παραπάνω γίνεται φανερό ότι το λογισμικό WIN</text:span><text:span text:style-name="T10">−</text:span><text:span text:style-name="T9">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108cm" svg:height="8.993cm" svg:x="4.24cm" svg:y="2.351cm" draw:page-number="7" presentation:class="page"/>
          <draw:frame presentation:style-name="pr3" draw:text-style-name="P4"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4">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12" draw:layer="layout" svg:width="25.199cm" svg:height="2.032cm" svg:x="1.4cm" svg:y="5.588cm" presentation:class="outline" presentation:user-transformed="true">
          <draw:text-box>
            <text:list text:style-name="L2">
              <text:list-header>
                <text:p text:style-name="P11"><text:span text:style-name="T11">Το σύστημα είναι δομημένο σε έξι (6) επίπεδα (layers):</text:span></text:p>
              </text:list-header>
            </text:list>
          </draw:text-box>
        </draw:frame>
        <draw:frame presentation:style-name="pr14" draw:text-style-name="P13" draw:layer="layout" svg:width="25.199cm" svg:height="9.906cm" svg:x="1.4cm" svg:y="8.636cm" presentation:class="outline" presentation:user-transformed="true">
          <draw:text-box>
            <text:list text:style-name="L3">
              <text:list-item>
                <text:p><text:span text:style-name="T12">Layer 1</text:span><text:span text:style-name="T13">: TCP/IP intranet Δήμου Θεσσαλονίκης</text:span></text:p>
              </text:list-item>
              <text:list-item>
                <text:p><text:span text:style-name="T12">Layer 2</text:span><text:span text:style-name="T13">: Καρταναγνώστες, controllers, κάρτες</text:span></text:p>
              </text:list-item>
              <text:list-item>
                <text:p><text:span text:style-name="T12">Layer 3</text:span><text:span text:style-name="T13">: Λογισμικό και database WIN</text:span><text:span text:style-name="T14">−</text:span><text:span text:style-name="T13">PAK</text:span></text:p>
              </text:list-item>
              <text:list-item>
                <text:p><text:span text:style-name="T12">Layer 4</text:span><text:span text:style-name="T13">: Λογισμικό και database </text:span><text:span text:style-name="T12">kartel</text:span></text:p>
              </text:list-item>
              <text:list-item>
                <text:p><text:span text:style-name="T12">Layer 5</text:span><text:span text:style-name="T15">: Λογισμικό και database </text:span><text:span text:style-name="T12">letrak</text:span></text:p>
              </text:list-item>
              <text:list-item>
                <text:p><text:span text:style-name="T12">Layer 6</text:span><text:span text:style-name="T15">: ΟΠΣΟΥ – Υποσύστημα προσωπικού</text:span></text:p>
              </text:list-item>
            </text:list>
          </draw:text-box>
        </draw:frame>
        <presentation:notes draw:style-name="dp2">
          <draw:page-thumbnail draw:style-name="gr1" draw:layer="layout" svg:width="13.108cm" svg:height="8.993cm" svg:x="4.24cm" svg:y="2.351cm" draw:page-number="8" presentation:class="page"/>
          <draw:frame presentation:style-name="pr3" draw:text-style-name="P4"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1T0">
        <draw:frame presentation:style-name="pr15" draw:layer="layout" svg:width="20cm" svg:height="2cm" svg:x="1.4cm" svg:y="1.6cm" presentation:class="title" presentation:user-transformed="true">
          <draw:text-box>
            <text:p>Layer 1 ‒ TCP/IP intranet Δ.Θ.</text:p>
          </draw:text-box>
        </draw:frame>
        <draw:frame presentation:style-name="pr16" draw:text-style-name="P9" draw:layer="layout" svg:width="25.2cm" svg:height="15.16cm" svg:x="1.4cm" svg:y="4.572cm">
          <draw:text-box>
            <text:p text:style-name="P6"><text:span text:style-name="T7">Αφορά το εσωτερικό δίκτυο (intranet) του Δήμου Θεσσαλονίκης. Το εν λόγω δίκτυο εκτείνεται σε δεκάδες κτίρια του Δήμου Θεσσαλονίκης και μέσω αυτού του δικτύου καθίσταται δυνατή η επικοινωνία και η μετάδοση δεδομένων μεταξύ των κτιρίων αυτών. Στο εν λόγω επίπεδο περιλαμβάνονται το φυσικό δίκτυο (καλώδια χαλκού, οπτικές ίνες και ασύρματες ζεύξεις), ενεργά στοιχεία δικτύου (εξυπηρετητές, δρομολογητές διακομιστές, αναμεταδότες) και λογισμικό υλοποίησης του πρωτοκόλλου επικοινωνιών TCP/IP. Στο layer 1 περιλαμβάνονται, επίσης, και οι ελεγκτές του συστήματος ελέγχου πρόσβασης και καταγραφής χρονικών δεδομένων εισόδου/εξόδου των υπαλλήλων.</text:span></text:p>
          </draw:text-box>
        </draw:frame>
        <presentation:notes draw:style-name="dp2">
          <draw:page-thumbnail draw:style-name="gr1" draw:layer="layout" svg:width="13.108cm" svg:height="8.993cm" svg:x="4.24cm" svg:y="2.351cm" draw:page-number="9" presentation:class="page"/>
          <draw:frame presentation:style-name="pr17" draw:text-style-name="P4"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1T0">
        <draw:frame presentation:style-name="pr18" draw:text-style-name="P14" draw:layer="layout" svg:width="24.508cm" svg:height="2.677cm" svg:x="1.4cm" svg:y="1.262cm" presentation:class="title" presentation:user-transformed="true">
          <draw:text-box>
            <text:p><text:span text:style-name="T16">Layer 2 ‒ Καρταναγνώστες, ελεγκτές, κάρτες κλπ</text:span></text:p>
          </draw:text-box>
        </draw:frame>
        <draw:frame presentation:style-name="pr19" draw:text-style-name="P15" draw:layer="layout" svg:width="25.2cm" svg:height="15.002cm" svg:x="1.4cm" svg:y="5.064cm" presentation:class="subtitle" presentation:user-transformed="true">
          <draw:text-box>
            <text:p text:style-name="P6"><text:span text:style-name="T17">Στο δεύτερο επίπεδο του συστήματος ελέγχου πρόσβασης και καταγραφής χρονικών δεδομένων εισόδου/εξόδου των υπαλλήλων περιλαμβάνονται όλα τα </text:span><text:span text:style-name="T18">υλικά</text:span><text:span text:style-name="T17"> που είναι απαραίτητα για τη λειτουργία αυτού καθαυτού του συστήματος. Τα υλικά αυτά περιλαμβάνουν καρταναγνώστες (card readers), ελεγκτές διαφόρων βαθμίδων (controllers) και, φυσικά, οι κάρτες που παρέχονται στους υπαλλήλους του Δ.Θ. Οι κάρτες αυτές διακρίνονται λογικά σε δύο κατηγορίες: κάρτες πρόσβασης σε φυλασσόμενους χώρους, και κάρτες εισόδου/εξόδου.</text:span></text:p>
          </draw:text-box>
        </draw:frame>
        <presentation:notes draw:style-name="dp2">
          <draw:page-thumbnail draw:style-name="gr1" draw:layer="layout" svg:width="13.108cm" svg:height="8.993cm" svg:x="4.24cm" svg:y="2.351cm" draw:page-number="10" presentation:class="page"/>
          <draw:frame presentation:style-name="pr17" draw:text-style-name="P4"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1T0">
        <draw:frame presentation:style-name="pr18" draw:layer="layout" svg:width="24.254cm" svg:height="2.677cm" svg:x="1.4cm" svg:y="1.262cm" presentation:class="title" presentation:user-transformed="true">
          <draw:text-box>
            <text:p>Layer 3 ‒ Λογισμικό και database WIN<text:span text:style-name="T6">−</text:span>PAK</text:p>
          </draw:text-box>
        </draw:frame>
        <draw:frame presentation:style-name="pr20" draw:text-style-name="P10" draw:layer="layout" svg:width="25.2cm" svg:height="14.67cm" svg:x="1.4cm" svg:y="4.888cm" presentation:class="subtitle" presentation:user-transformed="true">
          <draw:text-box>
            <text:p text:style-name="P6"><text:span text:style-name="T9">Στο τρίτο επίπεδο του συστήματος βρίσκεται το εξειδικευμένο λογισμικό WIN</text:span><text:span text:style-name="T10">−</text:span><text:span text:style-name="T9">PAK της εταιρείας Honeywell που ελέγχει και καταγράφει όλα τα συμβάντα που αφορούν τον έλεγχο πρόσβασης σε φυλασσόμενους χώρους, καθώς επίσης και την είσοδο/έξοδο κατά την προσέλευση και την αποχώρηση των υπαλλήλων. Το εν λόγω λογισμικό και η βάση δεδομένων που αυτό διαχειρίζεται, φιλοξενούνται σε εξυπηρετητή που βρίσκεται στο Κεντρικά Υπολογιστικά Συστήματα (ΚΥΣ) του Δ.Θ. Το λειτουργικό σύστημα του εν λόγω εξυπηρετητή είναι Windows 10 της εταιρείας Microsoft, ενώ το σύστημα διαχείρισης της βάσης δεδομένων είναι ο Microsoft SQL server.</text:span></text:p>
          </draw:text-box>
        </draw:frame>
        <presentation:notes draw:style-name="dp2">
          <draw:page-thumbnail draw:style-name="gr1" draw:layer="layout" svg:width="13.108cm" svg:height="8.993cm" svg:x="4.24cm" svg:y="2.351cm" draw:page-number="11" presentation:class="page"/>
          <draw:frame presentation:style-name="pr17" draw:text-style-name="P4"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1T0">
        <draw:frame presentation:style-name="pr18" draw:layer="layout" svg:width="24cm" svg:height="2.677cm" svg:x="1.4cm" svg:y="1.262cm" presentation:class="title" presentation:user-transformed="true">
          <draw:text-box>
            <text:p>Layer 4 ‒ <text:span text:style-name="T13">Λογισμικό και database </text:span><text:span text:style-name="T12">kartel</text:span></text:p>
          </draw:text-box>
        </draw:frame>
        <draw:frame presentation:style-name="pr21" draw:text-style-name="P10" draw:layer="layout" svg:width="25.2cm" svg:height="14.508cm" svg:x="1.4cm" svg:y="4.797cm" presentation:class="subtitle" presentation:user-transformed="true">
          <draw:text-box>
            <text:p text:style-name="P6"><text:span text:style-name="T9">Στο τέταρτο επίπεδο του συστήματος βρίσκεται το λογισμικό </text:span><text:span text:style-name="T19">kartel</text:span><text:span text:style-name="T9"> του Δ.Θ. που παραλαμβάνει online τα συμβάντα από το σύστημα WIN</text:span><text:span text:style-name="T10">−</text:span><text:span text:style-name="T9">PAK και τα καταχωρεί σε βάση δεδομένων προκειμένου τα στοιχεία πρόσβασης και εισόδου/εξόδου να φυλάσσονται σε βάθος χρόνου και να είναι άμεσα διαθέσιμα μέσα από web εφαρμογές που παρέχουν τη δυνατότητα στους χρήστες να ελέγχουν και να διαχειρίζονται τα σχετικά δεδομένα μέσω του browser, πάντα στα πλαίσια του intranet του Δ.Θ. και στα επίπεδα εξουσιοδότησης που τους παρέχουν οι προσβάσεις που τους έχουν αποδοθεί. Tο εν λόγω λογισμικό φιλοξενείται σε Linux εξυπηρετητή του ΚΥΣ, ενώ το σύστημα διαχείρισης της βάσης δεδομένων είναι MySQL.</text:span></text:p>
          </draw:text-box>
        </draw:frame>
        <presentation:notes draw:style-name="dp2">
          <draw:page-thumbnail draw:style-name="gr1" draw:layer="layout" svg:width="13.108cm" svg:height="8.993cm" svg:x="4.24cm" svg:y="2.351cm" draw:page-number="12" presentation:class="page"/>
          <draw:frame presentation:style-name="pr17" draw:text-style-name="P4"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1T0">
        <draw:frame presentation:style-name="pr18" draw:layer="layout" svg:width="22.73cm" svg:height="2.677cm" svg:x="1.4cm" svg:y="1.262cm" presentation:class="title" presentation:user-transformed="true">
          <draw:text-box>
            <text:p>Layer 5 ‒ <text:span text:style-name="T13">Λογισμικό και database </text:span><text:span text:style-name="T12">letrak</text:span></text:p>
          </draw:text-box>
        </draw:frame>
        <draw:frame presentation:style-name="pr22" draw:text-style-name="P8" draw:layer="layout" svg:width="25.2cm" svg:height="11.684cm" svg:x="1.4cm" svg:y="4.826cm" presentation:class="subtitle" presentation:user-transformed="true">
          <draw:text-box>
            <text:p text:style-name="P6">Στον ίδιο εξυπηρετητή υλοποιείται και το πέμπτο επίπεδο του συστήματος. Πρόκειται για το λογισμικό <text:span text:style-name="T20">letrak</text:span> του Δ.Θ. που αφορά στα δελτία προσέλευσης και αποχώρησης προσωπικού, τα οποία συντάσσουν σε καθημερινή βάση οι προϊστάμενοι των διαφόρων τμημάτων ή άλλων, χαμηλότερης βαθμίδας, οργανικών μονάδων του Δ.Θ. (εποπτείες, συνεργεία κλπ).</text:p>
          </draw:text-box>
        </draw:frame>
        <presentation:notes draw:style-name="dp2">
          <draw:page-thumbnail draw:style-name="gr1" draw:layer="layout" svg:width="13.108cm" svg:height="8.993cm" svg:x="4.24cm" svg:y="2.351cm" draw:page-number="13" presentation:class="page"/>
          <draw:frame presentation:style-name="pr17" draw:text-style-name="P4"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1T0">
        <draw:frame presentation:style-name="pr23" draw:text-style-name="P16" draw:layer="layout" svg:width="24.254cm" svg:height="2.643cm" svg:x="1.4cm" svg:y="1.279cm" presentation:class="title" presentation:user-transformed="true">
          <draw:text-box>
            <text:p><text:span text:style-name="T21">Layer 6 ‒ Υποσύστημα Προσωπικού </text:span><text:span text:style-name="T22">ΟΠΣΟΥ</text:span></text:p>
          </draw:text-box>
        </draw:frame>
        <draw:frame presentation:style-name="pr9" draw:text-style-name="P17" draw:layer="layout" svg:width="25.2cm" svg:height="14.478cm" svg:x="1.4cm" svg:y="4.572cm">
          <draw:text-box>
            <text:p text:style-name="P6"><text:span text:style-name="T23">Στο έκτο και τελευταίο επίπεδο του συστήματος βρίσκεται το υποσύστημα Προσωπικού και Μισθοδοσίας του Ολοκληρωμένου Πληροφοριακού Συστήματος Οικονομικών Υπηρεσιών του Δ.Θ. (ΟΠΣΟΥ). Πιο συγκεκριμένα, τα στοιχεία από τα δελτία προσέλευσης και αποχώρησης των υπαλλήλων δύνανται να χρησιμοποιηθούν για την αυτόματη καταχώρηση των δελτίων απόντων, ενώ σε βάθος χρόνου τα χρονικά δεδομένα εισόδου/εξόδου των υπαλλήλων μπορούν να χρησιμοποιηθούν στη μισθοδοσία (υπερωρίες, περικοπές κλπ).</text:span></text:p>
          </draw:text-box>
        </draw:frame>
        <presentation:notes draw:style-name="dp2">
          <draw:page-thumbnail draw:style-name="gr1" draw:layer="layout" svg:width="13.108cm" svg:height="8.993cm" svg:x="4.24cm" svg:y="2.351cm" draw:page-number="14" presentation:class="page"/>
          <draw:frame presentation:style-name="pr17" draw:text-style-name="P4"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7T13:40:38.017833477</dc:date>
    <meta:editing-duration>PT1H9M41S</meta:editing-duration>
    <meta:editing-cycles>18</meta:editing-cycles>
    <meta:generator>LibreOffice/5.1.6.2$Linux_X86_64 LibreOffice_project/10m0$Build-2</meta:generator>
    <meta:document-statistic meta:object-count="89"/>
  </office:meta>
</office:document-meta>
</file>